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25.47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18.27mm"/>
    </style:style>
    <style:style style:name="co8" style:family="table-column">
      <style:table-column-properties fo:break-before="auto" style:column-width="20.5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wrap-option="no-wrap"/>
    </style:style>
    <style:style style:name="ce5" style:family="table-cell" style:parent-style-name="Default" style:data-style-name="N0">
      <style:table-cell-properties fo:wrap-option="no-wrap"/>
    </style:style>
    <style:style style:name="ce6" style:family="table-cell" style:parent-style-name="Default" style:data-style-name="N4">
      <style:table-cell-properties fo:wrap-option="no-wrap"/>
    </style:style>
    <style:style style:name="ce7" style:family="table-cell" style:parent-style-name="Default" style:data-style-name="N99"/>
    <style:style style:name="ce1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solution :</text:p>
          </table:table-cell>
          <table:table-cell table:formula="of:=4095/360" office:value-type="float" office:value="11.375" calcext:value-type="float">
            <text:p>11,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5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8" office:value-type="string" calcext:value-type="string">
            <text:p>Request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Motor ID</text:p>
          </table:table-cell>
          <table:table-cell table:style-name="ce2" office:value-type="string" calcext:value-type="string">
            <text:p>0° dec</text:p>
          </table:table-cell>
          <table:table-cell table:style-name="ce8" office:value-type="string" calcext:value-type="string">
            <text:p>Homing offset</text:p>
          </table:table-cell>
          <table:table-cell table:style-name="ce2" office:value-type="string" calcext:value-type="string">
            <text:p>Min angle dec</text:p>
          </table:table-cell>
          <table:table-cell table:style-name="ce2" office:value-type="string" calcext:value-type="string">
            <text:p>Max angle dec</text:p>
          </table:table-cell>
          <table:table-cell table:style-name="ce2" office:value-type="string" calcext:value-type="string">
            <text:p>Min angle</text:p>
          </table:table-cell>
          <table:table-cell table:style-name="ce2" office:value-type="string" calcext:value-type="string">
            <text:p>Max angle</text:p>
          </table:table-cell>
          <table:table-cell table:style-name="ce8"/>
          <table:table-cell table:style-name="ce2" office:value-type="string" calcext:value-type="string">
            <text:p>Min angle dec</text:p>
          </table:table-cell>
          <table:table-cell table:style-name="ce2" office:value-type="string" calcext:value-type="string">
            <text:p>Max angle dec</text:p>
          </table:table-cell>
          <table:table-cell table:style-name="ce2" office:value-type="string" calcext:value-type="string">
            <text:p>Min angle</text:p>
          </table:table-cell>
          <table:table-cell table:style-name="ce2" office:value-type="string" calcext:value-type="string">
            <text:p>Max ang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8" calcext:value-type="float">
            <text:p>2168</text:p>
          </table:table-cell>
          <table:table-cell table:style-name="Default" table:formula="of:=2048-[.B9]" office:value-type="float" office:value="-120" calcext:value-type="float">
            <text:p>-120</text:p>
          </table:table-cell>
          <table:table-cell table:style-name="ce4" table:formula="of:=FLOOR(IF(ISBLANK([.I9]); [.$B9]+[.K9]*[.$B$1]; [.I9]))+[.C9]" office:value-type="float" office:value="1240" calcext:value-type="float">
            <text:p>1 240</text:p>
          </table:table-cell>
          <table:table-cell table:formula="of:==FLOOR(IF( ISBLANK([.J9]); [.$B9]+[.L9]*[.$B$1]; [.J9]))+[.C9]" office:value-type="float" office:value="2860" calcext:value-type="float">
            <text:p>2 860</text:p>
          </table:table-cell>
          <table:table-cell table:formula="of:=IF(ISBLANK([.I9]); [.K9]; ([.I9]-[.$B9])/[.$B$1])" office:value-type="float" office:value="-71.032967032967" calcext:value-type="float">
            <text:p>-71,03</text:p>
          </table:table-cell>
          <table:table-cell table:style-name="ce6" table:formula="of:=IF(ISBLANK([.J9]); [.L9]; ([.J9]-[.$B9])/[.$B$1])" office:value-type="float" office:value="71.3846153846154" calcext:value-type="float">
            <text:p>71,38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2980" calcext:value-type="float">
            <text:p>2980</text:p>
          </table:table-cell>
          <table:table-cell table:style-name="ce6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0" calcext:value-type="float">
            <text:p>2370</text:p>
          </table:table-cell>
          <table:table-cell table:style-name="Default" table:formula="of:=2048-[.B10]" office:value-type="float" office:value="-322" calcext:value-type="float">
            <text:p>-322</text:p>
          </table:table-cell>
          <table:table-cell table:style-name="ce4" table:formula="of:=FLOOR(IF(ISBLANK([.I10]); [.$B10]+[.K10]*[.$B$1]; [.I10]))+[.C10]" office:value-type="float" office:value="512" calcext:value-type="float">
            <text:p>512</text:p>
          </table:table-cell>
          <table:table-cell table:formula="of:==FLOOR(IF( ISBLANK([.J10]); [.$B10]+[.L10]*[.$B$1]; [.J10]))+[.C10]" office:value-type="float" office:value="3583" calcext:value-type="float">
            <text:p>3 583</text:p>
          </table:table-cell>
          <table:table-cell table:formula="of:=IF(ISBLANK([.I10]); [.K10]; ([.I10]-[.$B10])/[.$B$1])" office:value-type="float" office:value="-135" calcext:value-type="float">
            <text:p>-135,00</text:p>
          </table:table-cell>
          <table:table-cell table:style-name="ce6" table:formula="of:=IF(ISBLANK([.J10]); [.L10]; ([.J10]-[.$B10])/[.$B$1])" office:value-type="float" office:value="135" calcext:value-type="float">
            <text:p>135,00</text:p>
          </table:table-cell>
          <table:table-cell/>
          <table:table-cell table:style-name="ce1" table:number-columns-repeated="2"/>
          <table:table-cell table:style-name="ce6" office:value-type="float" office:value="-135" calcext:value-type="float">
            <text:p>-135,00</text:p>
          </table:table-cell>
          <table:table-cell table:style-name="ce6" office:value-type="float" office:value="135" calcext:value-type="float">
            <text:p>135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0" calcext:value-type="float">
            <text:p>2090</text:p>
          </table:table-cell>
          <table:table-cell table:style-name="Default" table:formula="of:=2048-[.B11]" office:value-type="float" office:value="-42" calcext:value-type="float">
            <text:p>-42</text:p>
          </table:table-cell>
          <table:table-cell table:style-name="ce4" table:formula="of:=FLOOR(IF(ISBLANK([.I11]); [.$B11]+[.K11]*[.$B$1]; [.I11]))+[.C11]" office:value-type="float" office:value="1024" calcext:value-type="float">
            <text:p>1 024</text:p>
          </table:table-cell>
          <table:table-cell table:formula="of:==FLOOR(IF( ISBLANK([.J11]); [.$B11]+[.L11]*[.$B$1]; [.J11]))+[.C11]" office:value-type="float" office:value="2758" calcext:value-type="float">
            <text:p>2 758</text:p>
          </table:table-cell>
          <table:table-cell table:formula="of:=IF(ISBLANK([.I11]); [.L11]; ([.I11]-[.$B11])/[.$B$1])" office:value-type="float" office:value="0" calcext:value-type="float">
            <text:p>0,00</text:p>
          </table:table-cell>
          <table:table-cell table:style-name="ce6" table:formula="of:=IF(ISBLANK([.J11]); [.L11]; ([.J11]-[.$B11])/[.$B$1])" office:value-type="float" office:value="62.4175824175824" calcext:value-type="float">
            <text:p>62,42</text:p>
          </table:table-cell>
          <table:table-cell/>
          <table:table-cell table:style-name="ce1"/>
          <table:table-cell table:style-name="ce1" office:value-type="float" office:value="2800" calcext:value-type="float">
            <text:p>2800</text:p>
          </table:table-cell>
          <table:table-cell table:style-name="ce18" office:value-type="float" office:value="-90" calcext:value-type="float">
            <text:p>-90,00</text:p>
          </table:table-cell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table:style-name="Default" office:value-type="float" office:value="44" calcext:value-type="float">
            <text:p>44</text:p>
          </table:table-cell>
          <table:table-cell table:style-name="ce4" table:formula="of:=FLOOR(IF(ISBLANK([.I12]); [.$B12]+[.K12]*[.$B$1]; [.I12]))+[.C12]" office:value-type="float" office:value="1110" calcext:value-type="float">
            <text:p>1 110</text:p>
          </table:table-cell>
          <table:table-cell table:formula="of:==FLOOR(IF( ISBLANK([.J12]); [.$B12]+[.L12]*[.$B$1]; [.J12]))+[.C12]" office:value-type="float" office:value="2844" calcext:value-type="float">
            <text:p>2 844</text:p>
          </table:table-cell>
          <table:table-cell table:formula="of:=IF(ISBLANK([.I12]); [.K12]; ([.I12]-[.$B12])/[.$B$1])" office:value-type="float" office:value="-90" calcext:value-type="float">
            <text:p>-90,00</text:p>
          </table:table-cell>
          <table:table-cell table:style-name="ce6" table:formula="of:=IF(ISBLANK([.J12]); [.L12]; ([.J12]-[.$B12])/[.$B$1])" office:value-type="float" office:value="62.4175824175824" calcext:value-type="float">
            <text:p>62,42</text:p>
          </table:table-cell>
          <table:table-cell/>
          <table:table-cell table:style-name="ce1"/>
          <table:table-cell table:style-name="ce1" office:value-type="float" office:value="2800" calcext:value-type="float">
            <text:p>2800</text:p>
          </table:table-cell>
          <table:table-cell table:style-name="ce6" office:value-type="float" office:value="-90" calcext:value-type="float">
            <text:p>-90,00</text:p>
          </table:table-cell>
          <table:table-cell table:style-name="ce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3]" office:value-type="float" office:value="0" calcext:value-type="float">
            <text:p>0</text:p>
          </table:table-cell>
          <table:table-cell table:style-name="ce4" table:formula="of:=FLOOR(IF(ISBLANK([.I13]); [.$B13]+[.K13]*[.$B$1]; [.I13]))+[.C13]" office:value-type="float" office:value="0" calcext:value-type="float">
            <text:p>0</text:p>
          </table:table-cell>
          <table:table-cell table:formula="of:==FLOOR(IF( ISBLANK([.J13]); [.$B13]+[.L13]*[.$B$1]; [.J13]))+[.C13]" office:value-type="float" office:value="4095" calcext:value-type="float">
            <text:p>4 095</text:p>
          </table:table-cell>
          <table:table-cell table:formula="of:=IF(ISBLANK([.I13]); [.K13]; ([.I13]-[.$B13])/[.$B$1])" office:value-type="float" office:value="-180" calcext:value-type="float">
            <text:p>-180,00</text:p>
          </table:table-cell>
          <table:table-cell table:style-name="ce6" table:formula="of:=IF(ISBLANK([.J13]); [.L13]; ([.J13]-[.$B13])/[.$B$1])" office:value-type="float" office:value="180" calcext:value-type="float">
            <text:p>180,00</text:p>
          </table:table-cell>
          <table:table-cell/>
          <table:table-cell table:style-name="ce1" table:number-columns-repeated="2"/>
          <table:table-cell table:style-name="ce6" office:value-type="float" office:value="-180" calcext:value-type="float">
            <text:p>-180,00</text:p>
          </table:table-cell>
          <table:table-cell table:style-name="ce6" office:value-type="float" office:value="180" calcext:value-type="float">
            <text:p>18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4]" office:value-type="float" office:value="0" calcext:value-type="float">
            <text:p>0</text:p>
          </table:table-cell>
          <table:table-cell table:style-name="ce4" table:formula="of:=FLOOR(IF(ISBLANK([.I14]); [.$B14]+[.K14]*[.$B$1]; [.I14]))+[.C14]" office:value-type="float" office:value="1024" calcext:value-type="float">
            <text:p>1 024</text:p>
          </table:table-cell>
          <table:table-cell table:formula="of:==FLOOR(IF( ISBLANK([.J14]); [.$B14]+[.L14]*[.$B$1]; [.J14]))+[.C14]" office:value-type="float" office:value="3071" calcext:value-type="float">
            <text:p>3 071</text:p>
          </table:table-cell>
          <table:table-cell table:formula="of:=IF(ISBLANK([.I14]); [.K14]; ([.I14]-[.$B14])/[.$B$1])" office:value-type="float" office:value="-90" calcext:value-type="float">
            <text:p>-90,00</text:p>
          </table:table-cell>
          <table:table-cell table:style-name="ce6" table:formula="of:=IF(ISBLANK([.J14]); [.L14]; ([.J14]-[.$B14])/[.$B$1])" office:value-type="float" office:value="90" calcext:value-type="float">
            <text:p>90,00</text:p>
          </table:table-cell>
          <table:table-cell/>
          <table:table-cell table:style-name="ce1" table:number-columns-repeated="2"/>
          <table:table-cell table:style-name="ce6" office:value-type="float" office:value="-90" calcext:value-type="float">
            <text:p>-90,00</text:p>
          </table:table-cell>
          <table:table-cell table:style-name="ce6" office:value-type="float" office:value="90" calcext:value-type="float">
            <text:p>9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table:style-name="Default" table:formula="of:=2048-[.B15]" office:value-type="float" office:value="248" calcext:value-type="float">
            <text:p>248</text:p>
          </table:table-cell>
          <table:table-cell table:style-name="ce4" table:formula="of:=FLOOR(IF(ISBLANK([.I15]); [.$B15]+[.K15]*[.$B$1]; [.I15]))+[.C15]" office:value-type="float" office:value="0" calcext:value-type="float">
            <text:p>0</text:p>
          </table:table-cell>
          <table:table-cell table:formula="of:==FLOOR(IF( ISBLANK([.J15]); [.$B15]+[.L15]*[.$B$1]; [.J15]))+[.C15]" office:value-type="float" office:value="4095" calcext:value-type="float">
            <text:p>4 095</text:p>
          </table:table-cell>
          <table:table-cell table:formula="of:=IF(ISBLANK([.I15]); [.K15]; ([.I15]-[.$B15])/[.$B$1])" office:value-type="float" office:value="-180" calcext:value-type="float">
            <text:p>-180,00</text:p>
          </table:table-cell>
          <table:table-cell table:style-name="ce6" table:formula="of:=IF(ISBLANK([.J15]); [.L15]; ([.J15]-[.$B15])/[.$B$1])" office:value-type="float" office:value="180" calcext:value-type="float">
            <text:p>180,00</text:p>
          </table:table-cell>
          <table:table-cell/>
          <table:table-cell table:style-name="ce1" table:number-columns-repeated="2"/>
          <table:table-cell table:style-name="ce6" office:value-type="float" office:value="-180" calcext:value-type="float">
            <text:p>-180,00</text:p>
          </table:table-cell>
          <table:table-cell table:style-name="ce6" office:value-type="float" office:value="180" calcext:value-type="float">
            <text:p>18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6]" office:value-type="float" office:value="0" calcext:value-type="float">
            <text:p>0</text:p>
          </table:table-cell>
          <table:table-cell table:style-name="ce4" table:formula="of:=FLOOR(IF(ISBLANK([.I16]); [.$B16]+[.K16]*[.$B$1]; [.I16]))+[.C16]" office:value-type="float" office:value="1297" calcext:value-type="float">
            <text:p>1 297</text:p>
          </table:table-cell>
          <table:table-cell table:formula="of:==FLOOR(IF( ISBLANK([.J16]); [.$B16]+[.L16]*[.$B$1]; [.J16]))+[.C16]" office:value-type="float" office:value="2330" calcext:value-type="float">
            <text:p>2 330</text:p>
          </table:table-cell>
          <table:table-cell table:formula="of:=IF(ISBLANK([.I16]); [.K16]; ([.I16]-[.$B16])/[.$B$1])" office:value-type="float" office:value="-66" calcext:value-type="float">
            <text:p>-66,00</text:p>
          </table:table-cell>
          <table:table-cell table:style-name="ce6" table:formula="of:=IF(ISBLANK([.J16]); [.L16]; ([.J16]-[.$B16])/[.$B$1])" office:value-type="float" office:value="24.7912087912088" calcext:value-type="float">
            <text:p>24,79</text:p>
          </table:table-cell>
          <table:table-cell/>
          <table:table-cell table:style-name="ce1"/>
          <table:table-cell table:style-name="ce1" office:value-type="float" office:value="2330" calcext:value-type="float">
            <text:p>2330</text:p>
          </table:table-cell>
          <table:table-cell table:style-name="ce6" office:value-type="float" office:value="-66" calcext:value-type="float">
            <text:p>-66,00</text:p>
          </table:table-cell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2048-[.B17]" office:value-type="float" office:value="0" calcext:value-type="float">
            <text:p>0</text:p>
          </table:table-cell>
          <table:table-cell table:style-name="ce4" table:formula="of:=FLOOR(IF(ISBLANK([.I17]); [.$B17]+[.K17]*[.$B$1]; [.I17]))+[.C17]" office:value-type="float" office:value="1297" calcext:value-type="float">
            <text:p>1 297</text:p>
          </table:table-cell>
          <table:table-cell table:formula="of:==FLOOR(IF( ISBLANK([.J17]); [.$B17]+[.L17]*[.$B$1]; [.J17]))+[.C17]" office:value-type="float" office:value="2330" calcext:value-type="float">
            <text:p>2 330</text:p>
          </table:table-cell>
          <table:table-cell table:formula="of:=IF(ISBLANK([.I17]); [.K17]; ([.I17]-[.$B17])/[.$B$1])" office:value-type="float" office:value="-66" calcext:value-type="float">
            <text:p>-66,00</text:p>
          </table:table-cell>
          <table:table-cell table:style-name="ce6" table:formula="of:=IF(ISBLANK([.J17]); [.L17]; ([.J17]-[.$B17])/[.$B$1])" office:value-type="float" office:value="24.7912087912088" calcext:value-type="float">
            <text:p>24,79</text:p>
          </table:table-cell>
          <table:table-cell/>
          <table:table-cell table:style-name="ce1"/>
          <table:table-cell table:style-name="ce1" office:value-type="float" office:value="2330" calcext:value-type="float">
            <text:p>2330</text:p>
          </table:table-cell>
          <table:table-cell table:style-name="ce6" office:value-type="float" office:value="-66" calcext:value-type="float">
            <text:p>-66,00</text:p>
          </table:table-cell>
          <table:table-cell table:style-name="ce6"/>
        </table:table-row>
        <table:table-row table:style-name="ro1" table:number-rows-repeated="3">
          <table:table-cell table:style-name="ce10" table:number-columns-repeated="6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7" table:number-rows-spanned="1">
            <text:p>In case of the Position Control Mode that rotates less than 360 degrees, any invalid Homing Offset values will be ignored(valid range : -1,024 ~ 1,024).</text:p>
          </table:table-cell>
          <table:covered-table-cell table:number-columns-repeated="5" table:style-name="ce10"/>
          <table:covered-table-cell/>
          <table:table-cell table:number-columns-repeated="5"/>
        </table:table-row>
        <table:table-row table:style-name="ro1">
          <table:table-cell table:style-name="ce10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style-name="ce10"/>
          <table:table-cell table:number-columns-repeated="3"/>
          <table:table-cell table:style-name="ce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able-cell-properties style:shrink-to-fit="false" loext:vertical-justify="auto"/>
      <style:paragraph-properties css3t:text-justify="auto"/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5:06:30.487518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1:27:43.787308506</meta:creation-date>
    <dc:date>2021-07-27T15:06:41.798774820</dc:date>
    <meta:editing-duration>PT4H14M7S</meta:editing-duration>
    <meta:editing-cycles>12</meta:editing-cycles>
    <meta:generator>LibreOffice/6.0.7.3$Linux_X86_64 LibreOffice_project/00m0$Build-3</meta:generator>
    <meta:document-statistic meta:table-count="1" meta:cell-count="96" meta:object-count="0"/>
  </office:meta>
</office:document-meta>
</file>